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size-complex="12pt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size-complex="12pt"/>
    </style:style>
    <style:style style:name="P8" style:family="paragraph" style:parent-style-name="Standard">
      <style:paragraph-properties fo:margin-left="0.751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fo:font-size="12pt" style:font-size-asian="12pt" style:font-size-complex="12pt"/>
    </style:style>
    <style:style style:name="P10" style:family="paragraph" style:parent-style-name="UrbanBody_20_">
      <style:text-properties style:text-underline-style="none" fo:font-weight="normal" style:font-weight-asian="normal" style:font-weight-complex="normal"/>
    </style:style>
    <style:style style:name="P11" style:family="paragraph" style:parent-style-name="UrbanBody_20_">
      <style:text-properties fo:font-style="normal" style:font-style-asian="normal" style:font-style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BE" style:font-size-asian="12pt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_20_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8">do text</text:span></text:p><text:p text:style-name="P13"><text:span text:style-name="T8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1" text:anchor-type="paragraph" svg:x="7.77cm" svg:y="0.199cm" svg:width="7.803cm" svg:height="2.967cm" draw:z-index="1"><draw:text-box><text:p text:style-name="P10">Service Public de Wallonie</text:p><text:p text:style-name="P10"/><text:p text:style-name="P10">Monsieur le FD</text:p><text:p text:style-name="P10">Adresse du FD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3"/></text:p>
      <text:p text:style-name="UrbanBody_20_"/>
      <text:p text:style-name="UrbanBody_20_"/>
      <text:p text:style-name="UrbanBody_20_">Monsieur le Fonctionnaire Délégué,</text:p>
      <text:p text:style-name="UrbanBody_20_"/>
      <text:p text:style-name="UrbanBody_20_">Concerne :</text:p>
      <text:p text:style-name="P7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3"><text:span text:style-name="T7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ne seront pas requises.</text:p>
      <text:p text:style-name="P8"/>
      <text:p text:style-name="UrbanBody_20_">Une copie a également été envoyée au demandeur et au Fonctionnaire technique.</text:p>
      <text:p text:style-name="P6"/>
      <text:p text:style-name="P5">Je vous prie de croire, Monsieur le Fonctionnaire Délégué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1"/>
      <text:p text:style-name="P11"/>
      <text:p text:style-name="P11"/>
      <text:p text:style-name="P11"><text:tab/><text:tab/><text:tab/><text:tab/><text:tab/><text:tab/><text:tab/><text:tab/> <text:s text:c="4"/>Nom du chef de Bureau</text:p>
      <text:p text:style-name="P3"/>
      <text:p text:style-name="P12"/>
      <text:p text:style-name="UrbanBody_20_"><draw:frame draw:style-name="fr2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3"><text:span text:style-name="T8">do text</text:span></text:p><text:p text:style-name="P13"><text:span text:style-name="T8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4" text:anchor-type="paragraph" svg:x="7.77cm" svg:y="0.199cm" svg:width="7.803cm" svg:height="2.967cm" draw:z-index="3"><draw:text-box><text:p text:style-name="P10">Service Public de Wallonie</text:p><text:p text:style-name="P10"/><text:p text:style-name="P10">Monsieur le FT</text:p><text:p text:style-name="P10">Adresse du FT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3"><office:annotation><dc:creator>Gauthier Bastien</dc:creator><dc:date>2011-01-13T14:56:41</dc:date><text:p text:style-name="P13"><text:span text:style-name="T8">do text</text:span></text:p><text:p text:style-name="P13"><text:span text:style-name="T8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Technique,</text:p>
      <text:p text:style-name="UrbanBody_20_"/>
      <text:p text:style-name="UrbanBody_20_">Concerne :</text:p>
      <text:p text:style-name="P7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3"><text:span text:style-name="T7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ne seront pas requises.</text:p>
      <text:p text:style-name="P8"/>
      <text:p text:style-name="UrbanBody_20_">Une copie a également été envoyée au demandeur et au Fonctionnaire délégué.</text:p>
      <text:p text:style-name="P6"/>
      <text:p text:style-name="P5">Je vous prie de croire, Monsieur le Fonctionnaire Technique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1"/>
      <text:p text:style-name="P11"/>
      <text:p text:style-name="P11"/>
      <text:p text:style-name="P11"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1:28.734170469</dc:date>
    <dc:language>fr-FR</dc:language>
    <meta:editing-cycles>84</meta:editing-cycles>
    <meta:editing-duration>P1DT7H57M40S</meta:editing-duration>
    <meta:document-statistic meta:table-count="0" meta:image-count="0" meta:object-count="0" meta:page-count="2" meta:paragraph-count="44" meta:word-count="306" meta:character-count="2255" meta:non-whitespace-character-count="1943"/>
    <meta:user-defined meta:name="Info 1"/>
    <meta:user-defined meta:name="Info 2"/>
    <meta:user-defined meta:name="Info 3"/>
    <meta:user-defined meta:name="Info 4"/>
  </office:meta>
</office:document-meta>
</file>